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1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6375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8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7250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57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28:57.68</meta:creation-date>
    <dc:date>2025-01-31T15:57:39.71</dc:date>
    <dc:creator>W. Pahl</dc:creator>
    <meta:editing-duration>PT38M56S</meta:editing-duration>
    <meta:editing-cycles>15</meta:editing-cycles>
    <meta:generator>OpenOffice/4.1.15$Win32 OpenOffice.org_project/4115m2$Build-9813</meta:generator>
    <meta:document-statistic meta:table-count="2" meta:cell-count="668" meta:object-count="0"/>
  </office:meta>
</office:document-meta>
</file>